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a" fo:country="DK"/>
    </style:style>
    <style:style style:name="P2" style:family="paragraph" style:parent-style-name="Standard">
      <style:text-properties fo:language="da" fo:country="DK" style:font-name-complex="Times New Roman"/>
    </style:style>
    <style:style style:name="P3" style:family="paragraph" style:parent-style-name="Standard" style:master-page-name="MP0">
      <style:paragraph-properties style:page-number="auto" fo:break-before="page"/>
      <style:text-properties fo:language="da" fo:country="DK"/>
    </style:style>
    <style:style style:name="P4" style:family="paragraph" style:parent-style-name="Standard">
      <style:text-properties fo:language="da" fo:country="DK" style:font-name-complex="Times New Roman"/>
    </style:style>
    <style:style style:name="P5" style:family="paragraph" style:parent-style-name="Standard" style:list-style-name="L1">
      <style:text-properties fo:language="da" fo:country="DK" style:font-name-complex="Times New Roman"/>
    </style:style>
    <style:style style:name="T1" style:family="text">
      <style:text-properties fo:language="da" fo:country="DK" style:font-name-complex="Times New Roman"/>
    </style:style>
    <style:style style:name="T2" style:family="text">
      <style:text-properties fo:color="#ff33ff" fo:language="da" fo:country="DK" style:font-name-complex="Times New Roman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lægning af 1. semester opgave:</text:p>
      <text:p text:style-name="P1">Grp. Andreas, Jimmi &amp; Stine</text:p>
      <text:p text:style-name="P1"/>
      <text:p text:style-name="P1">Ca. 1 uge pr. iteration.</text:p>
      <text:p text:style-name="P1"/>
      <text:p text:style-name="P1"><text:tab/>1. iteration(overordnet analyse):</text:p>
      <text:p text:style-name="Standard"><text:span text:style-name="Standardskrifttype_20_i_20_afsnit"><text:span text:style-name="T1"><text:s text:c="6"/>- </text:span></text:span><text:span text:style-name="Standardskrifttype_20_i_20_afsnit"><text:span text:style-name="T2">UML klassediagram</text:span></text:span></text:p>
      <text:p text:style-name="Standard"><text:span text:style-name="Standardskrifttype_20_i_20_afsnit"><text:span text:style-name="T1">- </text:span></text:span><text:span text:style-name="Standardskrifttype_20_i_20_afsnit"><text:span text:style-name="T2">Use Case</text:span></text:span></text:p>
      <text:p text:style-name="P2">- Virksomhedsanalyse (IT i Organisation) -</text:p>
      <text:p text:style-name="P2">- Vurdere de organisatoriske fordele og ulemper ved det digitale system(IT i <text:s text:c="2"/>Organisation) - <text:line-break/>- Rapport</text:p>
      <text:p text:style-name="P2"/>
      <text:p text:style-name="P2"><text:tab/>2. iteration(går I dybten)<text:line-break/><text:tab/><text:tab/>- Beskrive de vigtigste Use Cases.</text:p>
      <text:p text:style-name="P2"><text:s/><text:tab/><text:tab/>- Uddybe klasser I klassediagram → implementeres</text:p>
      <text:p text:style-name="P2"><text:tab/><text:tab/>- Resterende del af IT i Organisation færdiggøres<text:line-break/><text:tab/><text:tab/>- Rapport</text:p>
      <text:p text:style-name="P2"/>
      <text:list xml:id="list7729533443171027040" text:style-name="L1">
        <text:list-item>
          <text:list>
            <text:list-item>
              <text:list>
                <text:list-item>
                  <text:p text:style-name="P5">iteration(færdiggørelse)<text:line-break/> - Beskrive og færdiggøre Use Case<text:line-break/> - Færdiggøre klassediagram<text:line-break/> - Implementere det resterende</text:p>
                </text:list-item>
              </text:list>
            </text:list-item>
          </text:list>
        </text:list-item>
      </text:list>
      <text:p text:style-name="Standard"><text:span text:style-name="Standardskrifttype_20_i_20_afsnit"><text:span text:style-name="T1"><text:s/>- Rapport</text:span></text:span></text:p>
      <text:p text:style-name="P2"/>
      <text:p text:style-name="P2">Fredag Lav use case og klassediagram</text:p>
      <text:p text:style-name="P2"/>
      <text:p text:style-name="P2">Lørdag IT org (overfladisk)</text:p>
      <text:p text:style-name="P2"/>
      <text:p text:style-name="P2">Søndag Uddybende klasse og usecase over opret sæson</text:p>
      <text:p text:style-name="P2"/>
      <text:p text:style-name="P2">Mandag Programmer opret sæson</text:p>
      <text:p text:style-name="P2"/>
      <text:p text:style-name="P2">Tirsdag Virksomhedsanalyse, uddybe fordele/ulemper</text:p>
      <text:p text:style-name="P2"/>
      <text:p text:style-name="Standard"><text:span text:style-name="Standardskrifttype_20_i_20_afsnit"><text:span text:style-name="T1">Onsdag Påbegyndende rapport, Turneringsrunde klassen, kravspecifikation, vælge use cases til torsdag, uddybe opret sæson</text:span></text:span><text:span text:style-name="Standardskrifttype_20_i_20_afsnit"><text:span text:style-name="T1"> use case med scenarier og sekvensdiagram.</text:span></text:span></text:p>
      <text:p text:style-name="P2"/>
      <text:p text:style-name="P2">Torsdag uddybe use cases over funktioner der skal implementeres.</text:p>
      <text:p text:style-name="P2"/>
      <text:p text:style-name="P2">Fredag arbejde videre med virksomhedsanalyse og use case. Implementer nogle use case</text:p>
      <text:p text:style-name="P2"/>
      <text:p text:style-name="P2">Lørdag Implementer vis turneringsstilling og registrer kampoplysninger, Evt. beskrivelse af brugsmønstre.</text:p>
      <text:p text:style-name="P2"/>
      <text:p text:style-name="P2">Søndag fri</text:p>
      <text:p text:style-name="P2"/>
      <text:p text:style-name="P2">Mandag Gå kontrolklasserne igennem. Lav database. Gå i gang med GUI (opret sæson).</text:p>
      <text:p text:style-name="P2"/>
      <text:p text:style-name="P2">Onsdag Database – normalisering + data. Lave handler klasser.</text:p>
      <text:p text:style-name="P2"/>
      <text:p text:style-name="P2">Torsdag IOP</text:p>
      <text:p text:style-name="P2"/>
      <text:p text:style-name="P2"><text:soft-page-break/>Fredag Lav GUI + påbegynd handler klasser</text:p>
      <text:p text:style-name="P2"/>
      <text:p text:style-name="P2">Lørdag GUI + See, hear osv. </text:p>
      <text:p text:style-name="P2"/>
      <text:p text:style-name="P2">Søndag fri</text:p>
      <text:p text:style-name="P2"/>
      <text:p text:style-name="Standard"><text:span text:style-name="Standardskrifttype_20_i_20_afsnit"><text:span text:style-name="T1">Mandag Mere database handler (prog. Delen formentlig færdig) + test</text:span></text:span></text:p>
      <text:p text:style-name="Standard"><text:span text:style-name="Standardskrifttype_20_i_20_afsnit"><text:span text:style-name="T1"/></text:span></text:p>
      <text:p text:style-name="Standard"><text:span text:style-name="Standardskrifttype_20_i_20_afsnit"><text:span text:style-name="T1">Tirsdag virksomhedsanalyse færdig</text:span></text:span></text:p>
      <text:p text:style-name="Standard"><text:span text:style-name="Standardskrifttype_20_i_20_afsnit"><text:span text:style-name="T1"/></text:span></text:p>
      <text:p text:style-name="Standard"><text:span text:style-name="Standardskrifttype_20_i_20_afsnit"><text:span text:style-name="T1">Torsdag Lav designmodel + brugmønster beskrivelse</text:span></text:span></text:p>
      <text:p text:style-name="Standard"><text:span text:style-name="Standardskrifttype_20_i_20_afsnit"><text:span text:style-name="T1"/></text:span></text:p>
      <text:p text:style-name="Standard"><text:span text:style-name="Standardskrifttype_20_i_20_afsnit"><text:span text:style-name="T1">Fredag, Lørdag (evt søndag) – Rapport samling og skrivnin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GB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GB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Opstilling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0" style:family="paragraph" style:parent-style-name="Standard">
      <style:paragraph-properties fo:line-height="110%" fo:hyphenation-ladder-count="no-limit"/>
      <style:text-properties style:font-name="Calibri" style:font-name-complex="Calibri" fo:hyphenate="false" fo:hyphenation-remain-char-count="0" fo:hyphenation-push-char-count="0"/>
    </style:style>
    <style:style style:name="Standardskrifttype_20_i_20_afsnit" style:display-name="Standardskrifttype i afsni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Stine Knarkegaard Andersen</meta:initial-creator>
    <dc:creator>Stine Knarkegaard Andersen</dc:creator>
    <meta:creation-date>2014-11-06T13:03:00Z</meta:creation-date>
    <dc:date>2014-11-18T11:54:45.39</dc:date>
    <meta:editing-cycles>13</meta:editing-cycles>
    <meta:editing-duration>PT4H41M22S</meta:editing-duration>
    <meta:document-statistic meta:table-count="0" meta:image-count="0" meta:object-count="0" meta:page-count="2" meta:paragraph-count="33" meta:word-count="237" meta:character-count="1667"/>
    <meta:template xlink:type="simple" xlink:actuate="onRequest" xlink:title="" xlink:href="Normal.dotm"/>
  </office:meta>
</office:document-meta>
</file>